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15920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68.96" calcext:value-type="float">
            <text:p>68.96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364 kWh</text:p>
          </table:table-cell>
          <table:table-cell office:value-type="float" office:value="2446.84" calcext:value-type="float">
            <text:p>2446.84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171.28" calcext:value-type="float">
            <text:p>171.28</text:p>
          </table:table-cell>
          <table:table-cell office:value-type="float" office:value="26.14" calcext:value-type="float">
            <text:p>26.14</text:p>
          </table:table-cell>
          <table:table-cell office:value-type="string" calcext:value-type="string">
            <text:p>T-0</text:p>
          </table:table-cell>
          <table:table-cell office:value-type="float" office:value="2880.85" calcext:value-type="float">
            <text:p>2880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35.71" calcext:value-type="float">
            <text:p>35.71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74 kWh</text:p>
          </table:table-cell>
          <table:table-cell office:value-type="float" office:value="2510.52" calcext:value-type="float">
            <text:p>2510.52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175.74" calcext:value-type="float">
            <text:p>175.74</text:p>
          </table:table-cell>
          <table:table-cell office:value-type="float" office:value="26.78" calcext:value-type="float">
            <text:p>26.78</text:p>
          </table:table-cell>
          <table:table-cell office:value-type="string" calcext:value-type="string">
            <text:p>T-0</text:p>
          </table:table-cell>
          <table:table-cell office:value-type="float" office:value="2915.75" calcext:value-type="float">
            <text:p>2915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4.42" calcext:value-type="float">
            <text:p>24.42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49 kWh</text:p>
          </table:table-cell>
          <table:table-cell office:value-type="float" office:value="2318.81" calcext:value-type="float">
            <text:p>2318.81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62.32" calcext:value-type="float">
            <text:p>162.32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T-0</text:p>
          </table:table-cell>
          <table:table-cell office:value-type="float" office:value="2696.72" calcext:value-type="float">
            <text:p>2696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5.96" calcext:value-type="float">
            <text:p>15.9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84 kWh</text:p>
          </table:table-cell>
          <table:table-cell office:value-type="float" office:value="2561.12" calcext:value-type="float">
            <text:p>2561.12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79.28" calcext:value-type="float">
            <text:p>179.28</text:p>
          </table:table-cell>
          <table:table-cell office:value-type="float" office:value="27.27" calcext:value-type="float">
            <text:p>27.27</text:p>
          </table:table-cell>
          <table:table-cell office:value-type="string" calcext:value-type="string">
            <text:p>T-0</text:p>
          </table:table-cell>
          <table:table-cell office:value-type="float" office:value="2949.26" calcext:value-type="float">
            <text:p>2949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405 kWh</text:p>
          </table:table-cell>
          <table:table-cell office:value-type="float" office:value="2701.73" calcext:value-type="float">
            <text:p>2701.73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89.12" calcext:value-type="float">
            <text:p>189.12</text:p>
          </table:table-cell>
          <table:table-cell office:value-type="float" office:value="28.67" calcext:value-type="float">
            <text:p>28.67</text:p>
          </table:table-cell>
          <table:table-cell office:value-type="string" calcext:value-type="string">
            <text:p>T-0</text:p>
          </table:table-cell>
          <table:table-cell office:value-type="float" office:value="3084.48" calcext:value-type="float">
            <text:p>3084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9.17" calcext:value-type="float">
            <text:p>9.17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77 kWh</text:p>
          </table:table-cell>
          <table:table-cell office:value-type="float" office:value="2490.28" calcext:value-type="float">
            <text:p>2490.28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74.32" calcext:value-type="float">
            <text:p>174.3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T-0</text:p>
          </table:table-cell>
          <table:table-cell office:value-type="float" office:value="2864.61" calcext:value-type="float">
            <text:p>2864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.44" calcext:value-type="float">
            <text:p>8.44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73 kWh</text:p>
          </table:table-cell>
          <table:table-cell office:value-type="float" office:value="2451.84" calcext:value-type="float">
            <text:p>2451.8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71.63" calcext:value-type="float">
            <text:p>171.63</text:p>
          </table:table-cell>
          <table:table-cell office:value-type="float" office:value="26.15" calcext:value-type="float">
            <text:p>26.15</text:p>
          </table:table-cell>
          <table:table-cell office:value-type="string" calcext:value-type="string">
            <text:p>T-0</text:p>
          </table:table-cell>
          <table:table-cell office:value-type="float" office:value="2821.68" calcext:value-type="float">
            <text:p>2821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303 kWh</text:p>
          </table:table-cell>
          <table:table-cell office:value-type="float" office:value="1945.23" calcext:value-type="float">
            <text:p>1945.2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21.08" calcext:value-type="float">
            <text:p>21.08</text:p>
          </table:table-cell>
          <table:table-cell office:value-type="string" calcext:value-type="string">
            <text:p>T-0</text:p>
          </table:table-cell>
          <table:table-cell office:value-type="float" office:value="2265.43" calcext:value-type="float">
            <text:p>2265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.13" calcext:value-type="float">
            <text:p>8.13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29 kWh</text:p>
          </table:table-cell>
          <table:table-cell office:value-type="float" office:value="2092.93" calcext:value-type="float">
            <text:p>2092.9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46.51" calcext:value-type="float">
            <text:p>146.51</text:p>
          </table:table-cell>
          <table:table-cell office:value-type="float" office:value="22.55" calcext:value-type="float">
            <text:p>22.55</text:p>
          </table:table-cell>
          <table:table-cell office:value-type="string" calcext:value-type="string">
            <text:p>T-0</text:p>
          </table:table-cell>
          <table:table-cell office:value-type="float" office:value="2432.39" calcext:value-type="float">
            <text:p>2432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7.3" calcext:value-type="float">
            <text:p>7.3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42 kWh</text:p>
          </table:table-cell>
          <table:table-cell office:value-type="float" office:value="2155.97" calcext:value-type="float">
            <text:p>2155.9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50.92" calcext:value-type="float">
            <text:p>150.92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T-0</text:p>
          </table:table-cell>
          <table:table-cell office:value-type="float" office:value="2499.84" calcext:value-type="float">
            <text:p>2499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3.22" calcext:value-type="float">
            <text:p>3.22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09 kWh</text:p>
          </table:table-cell>
          <table:table-cell office:value-type="float" office:value="1920.94" calcext:value-type="float">
            <text:p>1920.9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34.47" calcext:value-type="float">
            <text:p>134.47</text:p>
          </table:table-cell>
          <table:table-cell office:value-type="float" office:value="20.83" calcext:value-type="float">
            <text:p>20.83</text:p>
          </table:table-cell>
          <table:table-cell office:value-type="string" calcext:value-type="string">
            <text:p>T-0</text:p>
          </table:table-cell>
          <table:table-cell office:value-type="float" office:value="2241.25" calcext:value-type="float">
            <text:p>224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3.16" calcext:value-type="float">
            <text:p>3.16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19 kWh</text:p>
          </table:table-cell>
          <table:table-cell office:value-type="float" office:value="1981.72" calcext:value-type="float">
            <text:p>1981.7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38.72" calcext:value-type="float">
            <text:p>138.72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T-0</text:p>
          </table:table-cell>
          <table:table-cell office:value-type="float" office:value="2306.18" calcext:value-type="float">
            <text:p>2306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45:05.367000000</meta:creation-date>
    <dc:date>2018-03-26T18:49:39.915000000</dc:date>
    <meta:editing-duration>PT4M35S</meta:editing-duration>
    <meta:editing-cycles>1</meta:editing-cycles>
    <meta:document-statistic meta:table-count="1" meta:cell-count="153" meta:object-count="0"/>
    <meta:generator>LibreOffice/5.3.4.2$Windows_x86 LibreOffice_project/f82d347ccc0be322489bf7da61d7e4ad13fe2ff3</meta:generator>
  </office:meta>
</office:document-meta>
</file>